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normal" officeooo:rsid="005996e2" officeooo:paragraph-rsid="005996e2" style:font-weight-asian="normal" style:font-weight-complex="normal"/>
    </style:style>
    <style:style style:name="P2" style:family="paragraph" style:parent-style-name="Standard">
      <style:text-properties fo:font-style="normal" fo:font-weight="normal" officeooo:rsid="005ce2bd" officeooo:paragraph-rsid="005996e2" style:font-style-asian="normal" style:font-weight-asian="normal" style:font-style-complex="normal" style:font-weight-complex="normal"/>
    </style:style>
    <style:style style:name="P3" style:family="paragraph" style:parent-style-name="Standard">
      <style:text-properties fo:font-style="normal" fo:font-weight="normal" officeooo:rsid="005996e2" officeooo:paragraph-rsid="005996e2" style:font-style-asian="normal" style:font-weight-asian="normal" style:font-style-complex="normal" style:font-weight-complex="normal"/>
    </style:style>
    <style:style style:name="P4" style:family="paragraph" style:parent-style-name="Standard">
      <style:text-properties fo:font-style="normal" fo:font-weight="normal" officeooo:rsid="0060b2e3" officeooo:paragraph-rsid="005996e2" style:font-style-asian="normal" style:font-weight-asian="normal" style:font-style-complex="normal" style:font-weight-complex="normal"/>
    </style:style>
    <style:style style:name="P5" style:family="paragraph" style:parent-style-name="Standard">
      <style:text-properties fo:font-weight="bold" officeooo:rsid="002fd5ff" officeooo:paragraph-rsid="002fd5ff" style:font-weight-asian="bold" style:font-weight-complex="bold"/>
    </style:style>
    <style:style style:name="P6" style:family="paragraph" style:parent-style-name="Standard">
      <style:text-properties officeooo:rsid="001e9874" officeooo:paragraph-rsid="001e9874"/>
    </style:style>
    <style:style style:name="P7" style:family="paragraph" style:parent-style-name="Standard">
      <style:text-properties officeooo:rsid="001f57ad" officeooo:paragraph-rsid="001f57ad"/>
    </style:style>
    <style:style style:name="P8" style:family="paragraph" style:parent-style-name="Standard">
      <style:text-properties officeooo:rsid="001e9874" officeooo:paragraph-rsid="001f57ad"/>
    </style:style>
    <style:style style:name="P9" style:family="paragraph" style:parent-style-name="Standard">
      <style:text-properties officeooo:rsid="002723c8" officeooo:paragraph-rsid="002723c8"/>
    </style:style>
    <style:style style:name="P10" style:family="paragraph" style:parent-style-name="Standard">
      <style:text-properties officeooo:rsid="0035a0bb" officeooo:paragraph-rsid="0035a0bb"/>
    </style:style>
    <style:style style:name="P11" style:family="paragraph" style:parent-style-name="Standard">
      <style:text-properties officeooo:rsid="003ab124" officeooo:paragraph-rsid="003ab124"/>
    </style:style>
    <style:style style:name="P12" style:family="paragraph" style:parent-style-name="Standard">
      <style:text-properties officeooo:rsid="002723c8" officeooo:paragraph-rsid="0035a0bb"/>
    </style:style>
    <style:style style:name="P13" style:family="paragraph" style:parent-style-name="Standard">
      <style:text-properties fo:font-weight="bold" officeooo:rsid="004088cd" officeooo:paragraph-rsid="004088cd" style:font-weight-asian="bold" style:font-weight-complex="bold"/>
    </style:style>
    <style:style style:name="P14" style:family="paragraph" style:parent-style-name="Standard">
      <style:text-properties fo:font-weight="normal" officeooo:rsid="004088cd" officeooo:paragraph-rsid="004088cd" style:font-weight-asian="normal" style:font-weight-complex="normal"/>
    </style:style>
    <style:style style:name="P15" style:family="paragraph" style:parent-style-name="Standard">
      <style:text-properties fo:font-weight="normal" officeooo:rsid="004fd5bd" officeooo:paragraph-rsid="004fd5bd" style:font-weight-asian="normal" style:font-weight-complex="normal"/>
    </style:style>
    <style:style style:name="P16" style:family="paragraph" style:parent-style-name="Standard">
      <style:text-properties officeooo:rsid="00500de4" officeooo:paragraph-rsid="00500de4"/>
    </style:style>
    <style:style style:name="P17" style:family="paragraph" style:parent-style-name="Standard">
      <style:text-properties officeooo:rsid="004ac8c1" officeooo:paragraph-rsid="004ac8c1"/>
    </style:style>
    <style:style style:name="P18" style:family="paragraph" style:parent-style-name="Standard">
      <style:text-properties officeooo:rsid="002ce553" officeooo:paragraph-rsid="002ce553"/>
    </style:style>
    <style:style style:name="P19" style:family="paragraph" style:parent-style-name="Standard">
      <style:text-properties fo:font-weight="bold" officeooo:rsid="0008c257" officeooo:paragraph-rsid="003e957f" style:font-weight-asian="bold" style:font-weight-complex="bold"/>
    </style:style>
    <style:style style:name="P20" style:family="paragraph" style:parent-style-name="Standard">
      <style:text-properties officeooo:rsid="0008c257" officeooo:paragraph-rsid="003e957f"/>
    </style:style>
    <style:style style:name="P21" style:family="paragraph" style:parent-style-name="Standard">
      <style:text-properties officeooo:rsid="0048d383" officeooo:paragraph-rsid="0048d383"/>
    </style:style>
    <style:style style:name="P22" style:family="paragraph" style:parent-style-name="Standard">
      <style:text-properties fo:font-size="12pt" officeooo:rsid="0008c257" officeooo:paragraph-rsid="003e957f" style:font-size-asian="12pt" style:font-size-complex="12pt"/>
    </style:style>
    <style:style style:name="P23" style:family="paragraph" style:parent-style-name="Standard">
      <style:text-properties style:font-name="Liberation Sans" fo:font-size="12pt" officeooo:rsid="00482301" officeooo:paragraph-rsid="003e957f" style:font-size-asian="12pt" style:font-size-complex="12pt"/>
    </style:style>
    <style:style style:name="P24" style:family="paragraph" style:parent-style-name="Standard">
      <style:text-properties fo:font-size="12pt" officeooo:rsid="004d6818" officeooo:paragraph-rsid="004d6818" style:font-size-asian="12pt" style:font-size-complex="12pt"/>
    </style:style>
    <style:style style:name="P25" style:family="paragraph" style:parent-style-name="Standard">
      <style:text-properties officeooo:rsid="004449db" officeooo:paragraph-rsid="004449db"/>
    </style:style>
    <style:style style:name="P26" style:family="paragraph" style:parent-style-name="Standard">
      <style:text-properties officeooo:rsid="000d2ae9" officeooo:paragraph-rsid="004449db"/>
    </style:style>
    <style:style style:name="P27" style:family="paragraph" style:parent-style-name="Standard">
      <style:text-properties officeooo:rsid="00462a5e" officeooo:paragraph-rsid="00462a5e"/>
    </style:style>
    <style:style style:name="P28" style:family="paragraph" style:parent-style-name="Standard">
      <style:text-properties officeooo:rsid="000d8225" officeooo:paragraph-rsid="004449db"/>
    </style:style>
    <style:style style:name="P29" style:family="paragraph" style:parent-style-name="Standard">
      <style:text-properties officeooo:rsid="000dc4c5" officeooo:paragraph-rsid="004449db"/>
    </style:style>
    <style:style style:name="P30" style:family="paragraph" style:parent-style-name="Standard">
      <style:text-properties officeooo:rsid="000e3876" officeooo:paragraph-rsid="004449db"/>
    </style:style>
    <style:style style:name="P31" style:family="paragraph" style:parent-style-name="Standard">
      <style:text-properties fo:font-weight="bold" officeooo:rsid="0051b4de" officeooo:paragraph-rsid="0051b4de" style:font-weight-asian="bold" style:font-weight-complex="bold"/>
    </style:style>
    <style:style style:name="P32" style:family="paragraph" style:parent-style-name="Standard">
      <style:text-properties fo:font-weight="normal" officeooo:rsid="0051b4de" officeooo:paragraph-rsid="0051b4de" style:font-weight-asian="normal" style:font-weight-complex="normal"/>
    </style:style>
    <style:style style:name="P33" style:family="paragraph" style:parent-style-name="Standard">
      <style:text-properties fo:font-weight="normal" officeooo:rsid="0051e841" officeooo:paragraph-rsid="0051e841" style:font-weight-asian="normal" style:font-weight-complex="normal"/>
    </style:style>
    <style:style style:name="P34" style:family="paragraph" style:parent-style-name="Standard">
      <style:text-properties fo:font-weight="normal" officeooo:rsid="005248a8" officeooo:paragraph-rsid="005248a8" style:font-weight-asian="normal" style:font-weight-complex="normal"/>
    </style:style>
    <style:style style:name="P35" style:family="paragraph" style:parent-style-name="Standard">
      <style:text-properties fo:font-weight="normal" officeooo:rsid="00535639" officeooo:paragraph-rsid="00535639" style:font-weight-asian="normal" style:font-weight-complex="normal"/>
    </style:style>
    <style:style style:name="P36" style:family="paragraph" style:parent-style-name="Standard">
      <style:text-properties fo:font-weight="normal" officeooo:rsid="0053df14" officeooo:paragraph-rsid="0053df14" style:font-weight-asian="normal" style:font-weight-complex="normal"/>
    </style:style>
    <style:style style:name="P37" style:family="paragraph" style:parent-style-name="Standard">
      <style:text-properties fo:font-weight="bold" officeooo:rsid="0061fc7d" officeooo:paragraph-rsid="0061fc7d" style:font-weight-asian="bold" style:font-weight-complex="bold"/>
    </style:style>
    <style:style style:name="P38" style:family="paragraph" style:parent-style-name="Standard">
      <style:text-properties fo:font-weight="normal" officeooo:rsid="0061fc7d" officeooo:paragraph-rsid="0061fc7d" style:font-weight-asian="normal" style:font-weight-complex="normal"/>
    </style:style>
    <style:style style:name="P39" style:family="paragraph" style:parent-style-name="Standard">
      <style:text-properties fo:font-size="16pt" fo:font-weight="bold" officeooo:rsid="006315c5" officeooo:paragraph-rsid="006315c5" style:font-size-asian="16pt" style:font-weight-asian="bold" style:font-size-complex="16pt" style:font-weight-complex="bold"/>
    </style:style>
    <style:style style:name="P40" style:family="paragraph" style:parent-style-name="Standard">
      <style:text-properties fo:font-size="16pt" fo:font-weight="bold" officeooo:rsid="007cb24c" officeooo:paragraph-rsid="007cb24c" style:font-size-asian="16pt" style:font-weight-asian="bold" style:font-size-complex="16pt" style:font-weight-complex="bold"/>
    </style:style>
    <style:style style:name="P41" style:family="paragraph" style:parent-style-name="Standard">
      <style:text-properties fo:font-weight="normal" officeooo:rsid="006315c5" officeooo:paragraph-rsid="006315c5" style:font-weight-asian="normal" style:font-weight-complex="normal"/>
    </style:style>
    <style:style style:name="P42" style:family="paragraph" style:parent-style-name="Standard">
      <style:text-properties fo:font-weight="bold" officeooo:rsid="00679647" officeooo:paragraph-rsid="006315c5" style:font-weight-asian="bold" style:font-weight-complex="bold"/>
    </style:style>
    <style:style style:name="P43" style:family="paragraph" style:parent-style-name="Standard">
      <style:text-properties fo:font-weight="normal" officeooo:rsid="00679647" officeooo:paragraph-rsid="00679647" style:font-weight-asian="normal" style:font-weight-complex="normal"/>
    </style:style>
    <style:style style:name="P44" style:family="paragraph" style:parent-style-name="Standard">
      <style:text-properties fo:font-weight="bold" officeooo:rsid="007603db" officeooo:paragraph-rsid="007603db" style:font-weight-asian="bold" style:font-weight-complex="bold"/>
    </style:style>
    <style:style style:name="P45" style:family="paragraph" style:parent-style-name="Standard">
      <style:text-properties fo:font-weight="normal" officeooo:rsid="007603db" officeooo:paragraph-rsid="007603db" style:font-weight-asian="normal" style:font-weight-complex="normal"/>
    </style:style>
    <style:style style:name="P46" style:family="paragraph" style:parent-style-name="Standard">
      <style:text-properties fo:font-weight="normal" officeooo:rsid="00711227" officeooo:paragraph-rsid="00711227" style:font-weight-asian="normal" style:font-weight-complex="normal"/>
    </style:style>
    <style:style style:name="P47" style:family="paragraph" style:parent-style-name="Standard">
      <style:text-properties fo:font-weight="bold" officeooo:rsid="006b9af6" officeooo:paragraph-rsid="006b9af6" style:font-weight-asian="bold" style:font-weight-complex="bold"/>
    </style:style>
    <style:style style:name="P48" style:family="paragraph" style:parent-style-name="Standard">
      <style:text-properties fo:font-weight="normal" officeooo:rsid="006b9af6" officeooo:paragraph-rsid="006b9af6" style:font-weight-asian="normal" style:font-weight-complex="normal"/>
    </style:style>
    <style:style style:name="P49" style:family="paragraph" style:parent-style-name="Standard">
      <style:text-properties fo:font-size="16pt" fo:font-weight="bold" officeooo:rsid="00711227" officeooo:paragraph-rsid="00711227" style:font-size-asian="16pt" style:font-weight-asian="bold" style:font-size-complex="16pt" style:font-weight-complex="bold"/>
    </style:style>
    <style:style style:name="P50" style:family="paragraph" style:parent-style-name="Standard">
      <style:text-properties fo:font-weight="bold" officeooo:rsid="00711227" officeooo:paragraph-rsid="00711227" style:font-weight-asian="bold" style:font-weight-complex="bold"/>
    </style:style>
    <style:style style:name="P51" style:family="paragraph" style:parent-style-name="Standard">
      <style:text-properties fo:font-weight="normal" officeooo:rsid="006315c5" officeooo:paragraph-rsid="006348ae" style:font-weight-asian="normal" style:font-weight-complex="normal"/>
    </style:style>
    <style:style style:name="P52" style:family="paragraph" style:parent-style-name="Standard">
      <style:text-properties fo:font-weight="bold" officeooo:rsid="0073718f" officeooo:paragraph-rsid="0073718f" style:font-weight-asian="bold" style:font-weight-complex="bold"/>
    </style:style>
    <style:style style:name="P53" style:family="paragraph" style:parent-style-name="Standard">
      <style:text-properties fo:font-weight="normal" officeooo:rsid="0073718f" officeooo:paragraph-rsid="0073718f" style:font-weight-asian="normal" style:font-weight-complex="normal"/>
    </style:style>
    <style:style style:name="P54" style:family="paragraph" style:parent-style-name="Standard">
      <style:text-properties fo:font-weight="normal" officeooo:rsid="00742945" officeooo:paragraph-rsid="00742945" style:font-weight-asian="normal" style:font-weight-complex="normal"/>
    </style:style>
    <style:style style:name="P55" style:family="paragraph" style:parent-style-name="Standard">
      <style:text-properties fo:font-weight="bold" officeooo:rsid="0063fde5" officeooo:paragraph-rsid="0063fde5" style:font-weight-asian="bold" style:font-weight-complex="bold"/>
    </style:style>
    <style:style style:name="P56" style:family="paragraph" style:parent-style-name="Standard">
      <style:text-properties fo:font-weight="normal" officeooo:rsid="0065d7ce" officeooo:paragraph-rsid="0065d7ce" style:font-weight-asian="normal" style:font-weight-complex="normal"/>
    </style:style>
    <style:style style:name="P57" style:family="paragraph" style:parent-style-name="Standard">
      <style:text-properties fo:font-weight="bold" officeooo:rsid="006348ae" officeooo:paragraph-rsid="006348ae" style:font-weight-asian="bold" style:font-weight-complex="bold"/>
    </style:style>
    <style:style style:name="P58" style:family="paragraph" style:parent-style-name="Standard">
      <style:text-properties fo:font-weight="normal" officeooo:rsid="0063fde5" officeooo:paragraph-rsid="0063fde5" style:font-weight-asian="normal" style:font-weight-complex="normal"/>
    </style:style>
    <style:style style:name="P59" style:family="paragraph" style:parent-style-name="Standard">
      <style:text-properties fo:font-weight="normal" officeooo:rsid="006348ae" officeooo:paragraph-rsid="006348ae" style:font-weight-asian="normal" style:font-weight-complex="normal"/>
    </style:style>
    <style:style style:name="P60" style:family="paragraph" style:parent-style-name="Standard">
      <style:text-properties fo:font-weight="bold" officeooo:rsid="006315c5" officeooo:paragraph-rsid="006315c5" style:font-weight-asian="bold" style:font-weight-complex="bold"/>
    </style:style>
    <style:style style:name="P61" style:family="paragraph" style:parent-style-name="Standard">
      <style:text-properties fo:font-weight="bold" officeooo:rsid="006dee1b" officeooo:paragraph-rsid="006dee1b" style:font-weight-asian="bold" style:font-weight-complex="bold"/>
    </style:style>
    <style:style style:name="P62" style:family="paragraph" style:parent-style-name="Standard">
      <style:text-properties fo:font-weight="normal" officeooo:rsid="006dee1b" officeooo:paragraph-rsid="006dee1b" style:font-weight-asian="normal" style:font-weight-complex="normal"/>
    </style:style>
    <style:style style:name="P63" style:family="paragraph" style:parent-style-name="Standard">
      <style:text-properties fo:font-weight="bold" officeooo:rsid="006faa53" officeooo:paragraph-rsid="006faa53" style:font-weight-asian="bold" style:font-weight-complex="bold"/>
    </style:style>
    <style:style style:name="P64" style:family="paragraph" style:parent-style-name="Standard">
      <style:text-properties fo:font-weight="bold" officeooo:rsid="006dee1b" officeooo:paragraph-rsid="006faa53" style:font-weight-asian="bold" style:font-weight-complex="bold"/>
    </style:style>
    <style:style style:name="P65" style:family="paragraph" style:parent-style-name="Standard">
      <style:text-properties fo:font-weight="bold" officeooo:rsid="00712153" officeooo:paragraph-rsid="00712153" style:font-weight-asian="bold" style:font-weight-complex="bold"/>
    </style:style>
    <style:style style:name="P66" style:family="paragraph" style:parent-style-name="Standard">
      <style:text-properties fo:font-weight="normal" officeooo:rsid="007316ac" officeooo:paragraph-rsid="007316ac"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5ce2bd" style:font-style-asian="normal" style:font-style-complex="normal"/>
    </style:style>
    <style:style style:name="T4" style:family="text">
      <style:text-properties fo:font-style="normal" officeooo:rsid="005e6a68" style:font-style-asian="normal" style:font-style-complex="normal"/>
    </style:style>
    <style:style style:name="T5" style:family="text">
      <style:text-properties fo:font-style="normal" officeooo:rsid="00605ec1" style:font-style-asian="normal" style:font-style-complex="normal"/>
    </style:style>
    <style:style style:name="T6" style:family="text">
      <style:text-properties fo:font-style="normal" officeooo:rsid="00616a14" style:font-style-asian="normal" style:font-style-complex="normal"/>
    </style:style>
    <style:style style:name="T7" style:family="text">
      <style:text-properties fo:font-style="normal" officeooo:rsid="005b63f4" style:font-style-asian="normal" style:font-style-complex="normal"/>
    </style:style>
    <style:style style:name="T8" style:family="text">
      <style:text-properties fo:font-style="normal" officeooo:rsid="0060b2e3" style:font-style-asian="normal" style:font-style-complex="normal"/>
    </style:style>
    <style:style style:name="T9" style:family="text">
      <style:text-properties fo:font-style="normal" officeooo:rsid="005bc703" style:font-style-asian="normal" style:font-style-complex="normal"/>
    </style:style>
    <style:style style:name="T10" style:family="text">
      <style:text-properties fo:font-weight="normal" officeooo:rsid="00617d75"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3104b9" style:font-weight-asian="normal" style:font-weight-complex="normal"/>
    </style:style>
    <style:style style:name="T13" style:family="text">
      <style:text-properties officeooo:rsid="001f3470"/>
    </style:style>
    <style:style style:name="T14" style:family="text">
      <style:text-properties officeooo:rsid="002966a7"/>
    </style:style>
    <style:style style:name="T15" style:family="text">
      <style:text-properties officeooo:rsid="00213173"/>
    </style:style>
    <style:style style:name="T16" style:family="text">
      <style:text-properties officeooo:rsid="0033670d"/>
    </style:style>
    <style:style style:name="T17" style:family="text">
      <style:text-properties officeooo:rsid="0027a3eb"/>
    </style:style>
    <style:style style:name="T18" style:family="text">
      <style:text-properties officeooo:rsid="003389eb"/>
    </style:style>
    <style:style style:name="T19" style:family="text">
      <style:text-properties officeooo:rsid="003a68dc"/>
    </style:style>
    <style:style style:name="T20" style:family="text">
      <style:text-properties officeooo:rsid="003bd5a8"/>
    </style:style>
    <style:style style:name="T21" style:family="text">
      <style:text-properties officeooo:rsid="004281be"/>
    </style:style>
    <style:style style:name="T22" style:family="text">
      <style:text-properties officeooo:rsid="0041b238"/>
    </style:style>
    <style:style style:name="T23" style:family="text">
      <style:text-properties officeooo:rsid="0042a89e"/>
    </style:style>
    <style:style style:name="T24" style:family="text">
      <style:text-properties fo:font-weight="bold" style:font-weight-asian="bold" style:font-weight-complex="bold"/>
    </style:style>
    <style:style style:name="T25" style:family="text">
      <style:text-properties officeooo:rsid="00366828"/>
    </style:style>
    <style:style style:name="T26" style:family="text">
      <style:text-properties officeooo:rsid="002eb02c"/>
    </style:style>
    <style:style style:name="T27" style:family="text">
      <style:text-properties officeooo:rsid="00365de2"/>
    </style:style>
    <style:style style:name="T28" style:family="text">
      <style:text-properties officeooo:rsid="0048dd7a"/>
    </style:style>
    <style:style style:name="T29" style:family="text">
      <style:text-properties officeooo:rsid="000aa64a"/>
    </style:style>
    <style:style style:name="T30" style:family="text">
      <style:text-properties fo:font-size="12pt" officeooo:rsid="000aa64a" style:font-size-asian="12pt" style:font-size-complex="12pt"/>
    </style:style>
    <style:style style:name="T31" style:family="text">
      <style:text-properties officeooo:rsid="000d6cdd"/>
    </style:style>
    <style:style style:name="T32" style:family="text">
      <style:text-properties style:font-name="Liberation Sans" officeooo:rsid="00482301"/>
    </style:style>
    <style:style style:name="T33" style:family="text">
      <style:text-properties style:font-name="Liberation Sans"/>
    </style:style>
    <style:style style:name="T34" style:family="text">
      <style:text-properties officeooo:rsid="0051d483"/>
    </style:style>
    <style:style style:name="T35" style:family="text">
      <style:text-properties officeooo:rsid="005248a8"/>
    </style:style>
    <style:style style:name="T36" style:family="text">
      <style:text-properties officeooo:rsid="00535639"/>
    </style:style>
    <style:style style:name="T37" style:family="text">
      <style:text-properties officeooo:rsid="00557783"/>
    </style:style>
    <style:style style:name="T38" style:family="text">
      <style:text-properties fo:font-style="italic" officeooo:rsid="00557783" style:font-style-asian="italic" style:font-style-complex="italic"/>
    </style:style>
    <style:style style:name="T39" style:family="text">
      <style:text-properties fo:font-style="normal" officeooo:rsid="00557783" style:font-style-asian="normal" style:font-style-complex="normal"/>
    </style:style>
    <style:style style:name="T40" style:family="text">
      <style:text-properties fo:font-style="normal" officeooo:rsid="00560f16" style:font-style-asian="normal" style:font-style-complex="normal"/>
    </style:style>
    <style:style style:name="T41" style:family="text">
      <style:text-properties officeooo:rsid="00692bd5"/>
    </style:style>
    <style:style style:name="T42" style:family="text">
      <style:text-properties officeooo:rsid="0069beeb"/>
    </style:style>
    <style:style style:name="T43" style:family="text">
      <style:text-properties officeooo:rsid="0076df02"/>
    </style:style>
    <style:style style:name="T44" style:family="text">
      <style:text-properties officeooo:rsid="00799764"/>
    </style:style>
    <style:style style:name="T45" style:family="text">
      <style:text-properties officeooo:rsid="006348ae"/>
    </style:style>
    <style:style style:name="T46" style:family="text">
      <style:text-properties officeooo:rsid="0073718f"/>
    </style:style>
    <style:style style:name="T47" style:family="text">
      <style:text-properties style:text-position="super 58%"/>
    </style:style>
    <style:style style:name="T48" style:family="text">
      <style:text-properties officeooo:rsid="007449c6"/>
    </style:style>
    <style:style style:name="T49" style:family="text">
      <style:text-properties officeooo:rsid="006faa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5: Topics to use as a center</text:p>
      <text:p text:style-name="P1"/>
      <text:p text:style-name="P1">- Funding of <text:span text:style-name="T1">well-incentivized</text:span><text:span text:style-name="T2"> fundamental research and engineering. Not tied to the typical politics, productivity, or MBA-mindset of university bureaucracies</text:span></text:p>
      <text:p text:style-name="P1"><text:span text:style-name="T2"/></text:p>
      <text:p text:style-name="P1"><text:span text:style-name="T2">- </text:span><text:span text:style-name="T3">Housing </text:span><text:span text:style-name="T4">availability and price is a top priority</text:span></text:p>
      <text:p text:style-name="P1"><text:span text:style-name="T4"/></text:p>
      <text:p text:style-name="P1"><text:span text:style-name="T4">- </text:span><text:span text:style-name="T5">Regulate gig economy and worker’s rights</text:span></text:p>
      <text:p text:style-name="P1"><text:span text:style-name="T3"/></text:p>
      <text:p text:style-name="P2">- Incentives to prevent regulatory capture, conflicts of interests of law makers.</text:p>
      <text:p text:style-name="P1"><text:span text:style-name="T2"/></text:p>
      <text:p text:style-name="P1"><text:span text:style-name="T2">- Safer roads. Restrictions on large vehicles with poor views. Bike and pedestrian-friendly </text:span><text:span text:style-name="T6">roads and cities.</text:span></text:p>
      <text:p text:style-name="P1"><text:span text:style-name="T2"/></text:p>
      <text:p text:style-name="P3">- Walkable cities and neighborhoods. Car free zones. Less space for parking lots and roads.</text:p>
      <text:p text:style-name="P1"><text:span text:style-name="T2"/></text:p>
      <text:p text:style-name="P1"><text:span text:style-name="T2">- </text:span><text:span text:style-name="T7">Environmental protection. CO2 reduction. End </text:span><text:span text:style-name="T8">bottom-</text:span><text:span text:style-name="T7">trawling </text:span><text:span text:style-name="T8">and other wanton acts.</text:span></text:p>
      <text:p text:style-name="P1"><text:span text:style-name="T8"/></text:p>
      <text:p text:style-name="P4">- Tax credits for local-vegetation lawns</text:p>
      <text:p text:style-name="P1"><text:span text:style-name="T8"/></text:p>
      <text:p text:style-name="P4">- More trees around where we live</text:p>
      <text:p text:style-name="P1"><text:span text:style-name="T7"/></text:p>
      <text:p text:style-name="P1"><text:span text:style-name="T7">- </text:span><text:span text:style-name="T9">Restrictions of toxic chemicals in products (?)</text:span></text:p>
      <text:p text:style-name="P1"><text:span text:style-name="T9"/></text:p>
      <text:p text:style-name="P1"><text:span text:style-name="T9">- </text:span><text:span text:style-name="T3">Fix healthcare, health insurance, and hospital profits. Fix prices on drugs and care</text:span></text:p>
      <text:p text:style-name="P2">- Stop private equity</text:p>
      <text:p text:style-name="P5"/>
      <text:p text:style-name="P5">- <text:span text:style-name="T10">CEOs should be held criminally liable when appropriate. This would solve many other problems.</text:span></text:p>
      <text:p text:style-name="P5"/>
      <text:p text:style-name="P5"/>
      <text:p text:style-name="P5">What we believe<text:span text:style-name="T11"> </text:span><text:span text:style-name="T12">page</text:span></text:p>
      <text:p text:style-name="P6"/>
      <text:p text:style-name="P6">Uphold the bill of rights. Compromises to the bill of rights are dangerous to freedom and democracy. <text:span text:style-name="T13">Thomas Jefferson insisted on this addition to the constitution to prevent government from stripping the people of rights.</text:span></text:p>
      <text:p text:style-name="P6"/>
      <text:p text:style-name="P7">Authoritarians <text:span text:style-name="T14">exploit fear and cultural prejudice to maintain power and feed their ambition and ego. They use them to erode rights and freedom. </text:span>Our best defense is an educated, skeptical public. <text:span text:style-name="T15">With widespread critical thinking, leaders serve the public – not the other way around. Critical thinking is freedom's strongest guardian.</text:span></text:p>
      <text:p text:style-name="P8"/>
      <text:p text:style-name="P7">Education is freedom's <text:span text:style-name="T16">best</text:span> safeguard.</text:p>
      <text:p text:style-name="P7"/>
      <text:p text:style-name="P9">Open critique <text:span text:style-name="T17">and questioning </text:span>of government is <text:span text:style-name="T18">a prerequisite for</text:span> healthy democracy.</text:p>
      <text:p text:style-name="P9"/>
      <text:p text:style-name="P10">Think long-term. Too many politicians care only about short-term results. To build a better world for our children and grandchildren, we <text:span text:style-name="T19">must be willing to explore options that have no short term payoff.</text:span></text:p>
      <text:p text:style-name="P10"/>
      <text:p text:style-name="P11">Politicians must be beholden to the long term health of their constituents; not about gaining and <text:soft-page-break/>maintaining power; not about winning elections by appeals to ignorance and prejudice. <text:span text:style-name="T20">Not by lying and manipulation, or appeal to the rich and powerful.</text:span></text:p>
      <text:p text:style-name="P12"/>
      <text:p text:style-name="P12"/>
      <text:p text:style-name="P13">Fixing the system <text:span text:style-name="T21">(The Dictator’s handbook</text:span></text:p>
      <text:p text:style-name="P13"/>
      <text:p text:style-name="P14">-Mandate fair electoral districts; no <text:span text:style-name="T22">gerrymandering.</text:span></text:p>
      <text:p text:style-name="P14"/>
      <text:p text:style-name="P15">-Strict term limits; remove the incentive to stay in power.</text:p>
      <text:p text:style-name="P14"/>
      <text:p text:style-name="P12">-<text:span text:style-name="T22">Simplify tax code; remove payoffs for supporting groups. </text:span></text:p>
      <text:p text:style-name="P12"/>
      <text:p text:style-name="P12">-<text:span text:style-name="T22">Remove reward subsidies, like farming.</text:span></text:p>
      <text:p text:style-name="P12"/>
      <text:p text:style-name="P16">-Remove foreign aid, or be explicit to the people about its purpose.</text:p>
      <text:p text:style-name="P12"/>
      <text:p text:style-name="P12">-<text:span text:style-name="T23">For national elections (ie POTUS), dissolve electoral college.</text:span></text:p>
      <text:p text:style-name="P12"/>
      <text:p text:style-name="P17">-Patent/copyright reform to encourage <text:s/>creativity</text:p>
      <text:p text:style-name="P9"/>
      <text:p text:style-name="P9"/>
      <text:p text:style-name="P18"><text:span text:style-name="T24">History repeats itself </text:span>page</text:p>
      <text:p text:style-name="P18"/>
      <text:p text:style-name="P18">-Alien and sedition acts</text:p>
      <text:p text:style-name="P18"/>
      <text:p text:style-name="P18">-Japanese internment</text:p>
      <text:p text:style-name="P18"/>
      <text:p text:style-name="P18">-<text:span text:style-name="T25">Disastrous war on drugs.</text:span></text:p>
      <text:p text:style-name="P18"/>
      <text:p text:style-name="P18">-<text:span text:style-name="T26">PATRIOT act</text:span></text:p>
      <text:p text:style-name="P18"/>
      <text:p text:style-name="P18">-<text:span text:style-name="T27">Banned books and controversy over evolution.</text:span></text:p>
      <text:p text:style-name="P18"/>
      <text:p text:style-name="P18"/>
      <text:p text:style-name="P19">I have a dream:</text:p>
      <text:p text:style-name="P20"/>
      <text:p text:style-name="P20">A society that values education, learning, and critical thinking</text:p>
      <text:p text:style-name="P21">Where decisions are made (especially ones that affect many people) based on facts: examining the likeness of outcomes with <text:span text:style-name="T28">Bayesian</text:span> reasoning.</text:p>
      <text:p text:style-name="P20"/>
      <text:p text:style-name="P20">-Where we prioritize ensuring everyone’s basic needs: Food, clean water, housing, are met</text:p>
      <text:p text:style-name="P20"/>
      <text:p text:style-name="P20">-<text:span text:style-name="T29">Where po</text:span><text:span text:style-name="T30">lice view themselves as members of their community, and prioritize protecting others.</text:span></text:p>
      <text:p text:style-name="P22"/>
      <text:p text:style-name="P22">-<text:span text:style-name="T31">Where we value long-term planning and thinking. We improve the world for our children, and the children of the earth.</text:span></text:p>
      <text:p text:style-name="P22"/>
      <text:p text:style-name="P22">-<text:span text:style-name="T32">Understanding our own assumptions, biases, and desires is critical when making policy.</text:span></text:p>
      <text:p text:style-name="P23"/>
      <text:p text:style-name="P24"><text:soft-page-break/><text:span text:style-name="T32">-</text:span><text:span text:style-name="T33">Businesses act in the interests of the people they serve, and who work for them – not to perpetuate their own self-interests. </text:span></text:p>
      <text:p text:style-name="P22"/>
      <text:p text:style-name="P22"/>
      <text:p text:style-name="P22"/>
      <text:p text:style-name="P22"/>
      <text:p text:style-name="P22"/>
      <text:p text:style-name="P25">(from vision for the future)</text:p>
      <text:p text:style-name="P26">No more middleman-agencies. No insurance companies that take a profit. Few lawyers.</text:p>
      <text:p text:style-name="P27"/>
      <text:p text:style-name="P26">Representative politicians from among the populace; not just career politicians and lawyers.</text:p>
      <text:p text:style-name="P26"/>
      <text:p text:style-name="P28">Automation in jobs where possible. Few non-creative jobs required. Populace is paid basic income to compensate.</text:p>
      <text:p text:style-name="P28"/>
      <text:p text:style-name="P29">A public and state interest in science, learning, and discovery.</text:p>
      <text:p text:style-name="P29"/>
      <text:p text:style-name="P30">Respect for other species, and for maintaining biodiversity.</text:p>
      <text:p text:style-name="P30"/>
      <text:p text:style-name="P30"/>
      <text:p text:style-name="P31">Work</text:p>
      <text:p text:style-name="P32">The work culture’s going to change dramatically, perhaps. Old work-hard mantra… cracks are showing as we’ve made leaps and bound with industrialization, technology, automation etc. We still live in a work-to-eat culture, where to get food, shelter, clothes, social status*, <text:span text:style-name="T34">you must work. We’re divided into social classes based on jobs – same old evolutionary dominance hierarchies manifest in what job you have, where you work, what college you graduated from, what your position is at work, what your pay is etc.</text:span></text:p>
      <text:p text:style-name="P32"/>
      <text:p text:style-name="P33">Shaming for not being a hard-worker. Perhaps already outdated, but the concept of culture valuing “hard-workers” may already be on its way out; More jobs require creativity than before. Creativity <text:span text:style-name="T35">doesn't</text:span> appear to come from “working hard”, and may come in spurts when the person isn’t stressed, or at times when not at work. Or only takes a small portion of time, but because <text:s/>manifests in bursts, may span much longer than these bursts last on their own.</text:p>
      <text:p text:style-name="P33"/>
      <text:p text:style-name="P34">So, how do we realize this? Is this something we want to move towards, or something we observe happening as a result of those changes in technology etc. When we can automate food production, construction, stores/online-orders etc, how long will we cling to our jobs… to these cultures. Will the worker become more valuable? <text:span text:style-name="T36">Have more bargaining power against their employer?</text:span></text:p>
      <text:p text:style-name="P34"/>
      <text:p text:style-name="P35">The adage of millenials not feeling like “their work matters”, and looking for “meaning”, whether that’s appreciation etc…</text:p>
      <text:p text:style-name="P35"/>
      <text:p text:style-name="P36">Is the “hard-work” / meritocracy thing just used to keep people in-line, and not question the dramatic wealth differences associated with <text:span text:style-name="T37">capitalism</text:span>, feudalism, dictatorships, oligarchy, grain-storage etc. <text:span text:style-name="T37">How long until people stop buying this? Used to justify things in our system that may otherwise trigger people to be unhappy with </text:span><text:span text:style-name="T38">unfairness</text:span><text:span text:style-name="T39">. </text:span><text:span text:style-name="T40">And buck the system. In today’s stable / wealthier countries, this probably wouldn’t be armed revolt/revolution, but more subtle things like voting differently, becoming politically involved, creating new enclaves online etc.</text:span></text:p>
      <text:p text:style-name="P32"/>
      <text:p text:style-name="P32"><text:soft-page-break/>*Social status part is one that will likely endure after the others are gone; Even with something like a basic income, or cheap food-production/housing etc solve the others, respect, dating power, luxury goods and status-symbols may still be tied to work.</text:p>
      <text:p text:style-name="P32"/>
      <text:p text:style-name="P32"/>
      <text:p text:style-name="P37">2025-10-05: This is out of place. Where should it go</text:p>
      <text:p text:style-name="P38">On the importance of taking individual action. We each have a duty, an obligation, to nurture the earth. To maintain the health of its ecosystems, and it as a whole. To make it continue to live on as a lush place generations and more into the future. For our own ancestors, and for all living things. For our high society and civilization as well. As the most intelligent; the technological species; the one most capable of introspection and influence, we have a responsibility as caretakers of the planet, the other life, and ourselves. </text:p>
      <text:p text:style-name="P38"/>
      <text:p text:style-name="P38">Taking individual, or collective action by a non-government-sactioned entity will receive extremely negative responses from those in power, and likely from most humans as well, for violating the power structure that they believe in. This is unfortunate, but our duty may involve making this sacrifice of trust. To not be loved, but to be revered, and viewed as an enemy for acting outside the system. We have enough evidence that political systems have reinforcing mechanisms that are in conflict with the goal stated above. It is clear that political systems as we know them select for individuals and groups who are at odds with the goals, and that those who do make it a certain level and who support long-term and altruistic goals will not stay in power, or will be limited.</text:p>
      <text:p text:style-name="P38"><text:line-break/>This is an unfortunate situation. The easy option is to work within the system, but it is likely that doing so will result in the ruin of the earth. Do you do what you can in the system, maintaining your lifestyle, and the rust and respect of others, or do you do whatever you can to preserve life of earth into the future?</text:p>
      <text:p text:style-name="P38"/>
      <text:p text:style-name="P38"/>
      <text:p text:style-name="P38"/>
      <text:p text:style-name="P38"/>
      <text:p text:style-name="P38"/>
      <text:p text:style-name="P39">2025, Oct: Grounded views to use a political platform</text:p>
      <text:p text:style-name="P40">(Nov 2025: Moved to a collection of md documents for making a website)</text:p>
      <text:p text:style-name="P40"/>
      <text:p text:style-name="P41">This set is distilled from the above to be more politically viable, and less focused on your ideals that may not be practical. This will omit some things that are controversial, like taxing big consumer vehicles etc.</text:p>
      <text:p text:style-name="P41"/>
      <text:p text:style-name="P41"/>
      <text:p text:style-name="P41">--------</text:p>
      <text:p text:style-name="P41"/>
      <text:p text:style-name="P42">Affordable healthcare for all</text:p>
      <text:p text:style-name="P43">Care should be between doctors and patients. Health care should be about health; not profits. Currently, the system is driven by extracting profits through rent-seeking middle men. Keep health care to find doctors, patients, labs, and research. Not hospital admins, CEOs, and insurance companies. <text:span text:style-name="T41">Some beurocracy is necessary, but we shouldn’t overdo it: Keep healthcare focused on patients, and their interaction with doctors. This may mean increasing the number of doctors as required to maintain a high quality of </text:span><text:span text:style-name="T42">care.</text:span></text:p>
      <text:p text:style-name="P43"><text:soft-page-break/></text:p>
      <text:p text:style-name="P43"/>
      <text:p text:style-name="P44">Transparent healthcare pricing</text:p>
      <text:p text:style-name="P45">No special deals for insurance companies. Putlicly available billing codes. Transparent, itemized receipt. No gouging on Aspirin. No opaque, insane prices. No byzantine beurocracy This is fraud that directly harms Americans. <text:span text:style-name="T43">Fix the CPT system.</text:span></text:p>
      <text:p text:style-name="P44"/>
      <text:p text:style-name="P45">US hospital billing is based on the idea that the patient has insurance and won't really care about what their insurer gets charged. <text:line-break/><text:line-break/><text:span text:style-name="T44">No hidden insurance-company rates and negotiation leaving the uninsured to pay astronomical fees out of pocket, or go into debt.</text:span></text:p>
      <text:p text:style-name="P44"/>
      <text:p text:style-name="P44"/>
      <text:p text:style-name="P44"/>
      <text:p text:style-name="P46">Refs</text:p>
      <text:p text:style-name="P46">- <text:a xlink:type="simple" xlink:href="https://www.katforillinois.com/issues/reimagine-american-policing" text:style-name="Internet_20_link" text:visited-style-name="Visited_20_Internet_20_Link">https://www.katforillinois.com/issues/reimagine-american-policing</text:a></text:p>
      <text:p text:style-name="P46">- https://www.help.senate.gov/rep/newsroom/press/chair-cassidy-rebukes-ama-for-abusing-cpt-system-raising-health-care-costs-on-american-families</text:p>
      <text:p text:style-name="P43"/>
      <text:p text:style-name="P41">-----</text:p>
      <text:p text:style-name="P41"/>
      <text:p text:style-name="P47">Affordable housing</text:p>
      <text:p text:style-name="P48">Affordable housing is the backbone of thriving towns and cities. Supporting zoning laws, and tax breaks for occupied housing units. </text:p>
      <text:p text:style-name="P48"/>
      <text:p text:style-name="P48">Discourage housing as investment vehicles. When housing sits idle as people struggle to make money, we have a conflict. Housing is a basic right. Encourage building more housing, and make compliant with code and regulations transparent. Discourage rent-seeking.</text:p>
      <text:p text:style-name="P48"/>
      <text:p text:style-name="P48">People who aren’t spending most of their income on rent improves our local and state economies, and lets people focus on what’s important in their life: Not how to afford rent.</text:p>
      <text:p text:style-name="P41"/>
      <text:p text:style-name="P41"/>
      <text:p text:style-name="P41">-----</text:p>
      <text:p text:style-name="P49">Democractic reform</text:p>
      <text:p text:style-name="P50"/>
      <text:p text:style-name="P50"/>
      <text:p text:style-name="P50"/>
      <text:p text:style-name="P46">(refs, general_:<text:line-break/>- https://www.katforillinois.com/issues/democratic-reform</text:p>
      <text:p text:style-name="P41"/>
      <text:p text:style-name="P51"><text:span text:style-name="T24">- Fix our districts.</text:span> Gerrymandered districts run counter to the most basic principles of democracy. <text:s/>Fix them: There is no valid justification for keeping them. This is a truly bipartisan problem, and shows that we’re serious about democracy, and fighting corruption. Our current districts are an embarrassment.<text:line-break/><text:line-break/>We don’t need a perfect solution, and there are many viable options. I propose ____, but would support <text:soft-page-break/>any system based on geometry. Fair maps mean politicians are truly representatives of the people, instead of their own interests.</text:p>
      <text:p text:style-name="P51"/>
      <text:p text:style-name="P51"/>
      <text:p text:style-name="P51"><text:span text:style-name="T45">References:<text:line-break/>-</text:span> https://campaignlegal.org/update/how-can-we-combat-gerrymandering</text:p>
      <text:p text:style-name="P41">- https://protectdemocracy.org/work/how-to-end-gerrymandering/</text:p>
      <text:p text:style-name="P41"/>
      <text:p text:style-name="P41">--------</text:p>
      <text:p text:style-name="P41"/>
      <text:p text:style-name="P52">Uniting and reconcilliation</text:p>
      <text:p text:style-name="P53">I reject that notion that people who hold different political views from each other can’t get along. The major news outlets show content designed to divide us over hot button issues. The minority of things we disagree on overshadow where we, the people agree. We unite against those who try to divide us for their own benefit. We unit against the selfish few who who wish to distract us from their own destructive actions.</text:p>
      <text:p text:style-name="P53"/>
      <text:p text:style-name="P53">Your opponent is not the immigrant; the LBGTQ person, your neighbor who votes for someone who you do not.</text:p>
      <text:p text:style-name="P53"/>
      <text:p text:style-name="P54">We’re all on the same team. <text:span text:style-name="T46">What we share dwarfs what we do not.</text:span></text:p>
      <text:p text:style-name="P41"/>
      <text:p text:style-name="P41"/>
      <text:p text:style-name="P41">---</text:p>
      <text:p text:style-name="P41"/>
      <text:p text:style-name="P55">Proportional representation<text:span text:style-name="T11">. (Is this too spicy?) Prevent winner-takes all demon</text:span></text:p>
      <text:p text:style-name="P41"/>
      <text:p text:style-name="P56">Refs:<text:line-break/>- <text:a xlink:type="simple" xlink:href="https://www.npr.org/2023/11/18/1194448925/congress-proportional-representation-explainer" text:style-name="Internet_20_link" text:visited-style-name="Visited_20_Internet_20_Link">https://www.npr.org/2023/11/18/1194448925/congress-proportional-representation-explainer</text:a></text:p>
      <text:p text:style-name="P56">- https://protectdemocracy.org/work/proportional-representation-explained/</text:p>
      <text:p text:style-name="P41"/>
      <text:p text:style-name="P41">------</text:p>
      <text:p text:style-name="P41"/>
      <text:p text:style-name="P41"/>
      <text:p text:style-name="P41"/>
      <text:p text:style-name="P41"/>
      <text:p text:style-name="P41"/>
      <text:p text:style-name="P57">Support a free press</text:p>
      <text:p text:style-name="P58">We support journalists who do original research, and news organizations that aren’t replete with conflicts of interest. The big media outlets all report on the same small (rotating) set of issues, and primarily show violence, conflict, and hot-button topics to distract and divide us. We support independent journalists, a free press, as the 4<text:span text:style-name="T47">th</text:span> pillar of our Republic.</text:p>
      <text:p text:style-name="P59"/>
      <text:p text:style-name="P59"/>
      <text:p text:style-name="P59"/>
      <text:p text:style-name="P59">------</text:p>
      <text:p text:style-name="P41"/>
      <text:p text:style-name="P55">State-wide beautification.<text:span text:style-name="T11"> </text:span></text:p>
      <text:p text:style-name="P56">Policy allowing and encouraging managed local areas. Fund parks. Encourage local plants and wildlife <text:soft-page-break/>instead of a grass mono-culture. Keep NC a nice place for its local flora and fauna.</text:p>
      <text:p text:style-name="P60"><text:span text:style-name="T11"/></text:p>
      <text:p text:style-name="P60"><text:span text:style-name="T11"/></text:p>
      <text:p text:style-name="P60"><text:span text:style-name="T11"/></text:p>
      <text:p text:style-name="P60"><text:span text:style-name="T11"/></text:p>
      <text:p text:style-name="P41">----------</text:p>
      <text:p text:style-name="P41"/>
      <text:p text:style-name="P54">Against oligarchy</text:p>
      <text:p text:style-name="P54"/>
      <text:p text:style-name="P54">Overturn Citizens United. <text:span text:style-name="T48">WE cannot allow the continued corruption of our political systems.</text:span></text:p>
      <text:p text:style-name="P41"/>
      <text:p text:style-name="P41">---------</text:p>
      <text:p text:style-name="P41"/>
      <text:p text:style-name="P41"/>
      <text:p text:style-name="P61">Stick with our country’s founding principles</text:p>
      <text:p text:style-name="P61"/>
      <text:p text:style-name="P62">Anti authoritarian; anti-oligarghy. Pro-democrcacy; pro-Republic</text:p>
      <text:p text:style-name="P61"/>
      <text:p text:style-name="P61">----</text:p>
      <text:p text:style-name="P61"/>
      <text:p text:style-name="P49">The world we inhabit</text:p>
      <text:p text:style-name="P61"/>
      <text:p text:style-name="P63">Preserving biodiversity</text:p>
      <text:p text:style-name="P63"/>
      <text:p text:style-name="P46">Duty, future generations</text:p>
      <text:p text:style-name="P61"/>
      <text:p text:style-name="P64">---</text:p>
      <text:p text:style-name="P64"/>
      <text:p text:style-name="P64"><text:s/><text:span text:style-name="T49">Preventing climage change</text:span></text:p>
      <text:p text:style-name="P61"/>
      <text:p text:style-name="P46">Duty, future generations</text:p>
      <text:p text:style-name="P46"/>
      <text:p text:style-name="P46"/>
      <text:p text:style-name="P46">- https://www.katforillinois.com/issues/climate</text:p>
      <text:p text:style-name="P61"/>
      <text:p text:style-name="P61">------</text:p>
      <text:p text:style-name="P61"/>
      <text:p text:style-name="P61"/>
      <text:p text:style-name="P50">Support for Veterans</text:p>
      <text:p text:style-name="P50"/>
      <text:p text:style-name="P46">I’m an Air Force veteran with 12 years of service. I’ve served in 5 deployments, with 2,000 combat flight hours.</text:p>
      <text:p text:style-name="P46"/>
      <text:p text:style-name="P46"/>
      <text:p text:style-name="P46">--------</text:p>
      <text:p text:style-name="P46"/>
      <text:p text:style-name="P65">Education</text:p>
      <text:p text:style-name="P50"/>
      <text:p text:style-name="P66"><text:soft-page-break/>More pay for teachers. Teaching is among the most underappreciated jobs. Quality education is easy to overlook, because its payoff for society takes decades to realize. This delayed affect masks that it’s one of the most critical issues facing us.<text:line-break/><text:line-break/>Compensate teachers competitively. Attract top talent. Let teachers focus on their classes, instead of their finances. Make teaching a competitive career for people in all fields.</text:p>
      <text:p text:style-name="P50"/>
      <text:p text:style-name="P50">------</text:p>
      <text:p text:style-name="P50"/>
      <text:p text:style-name="P50">Refs</text:p>
      <text:p text:style-name="P46">- https://www.katforillinois.com/issues/veterans</text:p>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12T22:33:58.662177981</meta:creation-date>
    <meta:generator>LibreOffice/25.2.6.2$Windows_X86_64 LibreOffice_project/729c5bfe710f5eb71ed3bbde9e06a6065e9c6c5d</meta:generator>
    <dc:date>2025-11-29T19:18:16.690046200</dc:date>
    <meta:editing-duration>P10DT1H58M38S</meta:editing-duration>
    <meta:editing-cycles>84</meta:editing-cycles>
    <meta:document-statistic meta:table-count="0" meta:image-count="0" meta:object-count="0" meta:page-count="8" meta:paragraph-count="121" meta:word-count="2033" meta:character-count="13437" meta:non-whitespace-character-count="11508"/>
  </office:meta>
</office:document-meta>
</file>